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officeooo:rsid="000bc86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ra. Cristina Pons Martí</text:p>
      <text:p text:style-name="Standard">Presidenta del Club Esportiu Endavant</text:p>
      <text:p text:style-name="Standard">C/ Clar, 73. 07750 Ferreries</text:p>
      <text:p text:style-name="Standard"/>
      <text:p text:style-name="Standard"/>
      <text:p text:style-name="Standard">Us convoc <text:bookmark text:name="docs-internal-guid-748730aa-7fff-82d5-c4b4-831be00a08e7"/><text:span text:style-name="T1">als socis a la pròxima reunió que tindrà lloc el pròxim dilluns a les 20h a la sala d’actes del club.</text:span></text:p>
      <text:p text:style-name="Standard"/>
      <text:p text:style-name="Standard">Dia: <text:span text:style-name="T3">4</text:span> de desembre del 200<text:span text:style-name="T3">23</text:span></text:p>
      <text:p text:style-name="Standard">Hora: 20 h</text:p>
      <text:p text:style-name="Standard">Lloc: <text:span text:style-name="T1">sala d’actes del club.</text:span></text:p>
      <text:p text:style-name="Standard"><text:span text:style-name="T3">Mao</text:span>.</text:p>
      <text:p text:style-name="Standard"/>
      <text:p text:style-name="Standard"/>
      <text:p text:style-name="Standard">Ordre del dia:</text:p>
      <text:p text:style-name="Standard"/>
      <text:p text:style-name="Standard">1. Lectura i aprovació de l’acta de la sessió anterior.</text:p>
      <text:p text:style-name="Standard">2. Organització del Campionat de Menorca <text:span text:style-name="T3">de canoa</text:span></text:p>
      <text:p text:style-name="Standard">3. Admissió de nous membres a la Federació.</text:p>
      <text:p text:style-name="Standard">4. Torn obert de paraules.</text:p>
      <text:p text:style-name="Standard"/>
      <text:p text:style-name="Standard"/>
      <text:p text:style-name="Standard"/>
      <text:p text:style-name="Standard">[rúbrica]</text:p>
      <text:p text:style-name="Standard">Joan Antoni Taltavull Pons</text:p>
      <text:p text:style-name="Standard">President de la Federació de Clubs Esportius de Menorca</text:p>
      <text:p text:style-name="Standard"/>
      <text:p text:style-name="Standard">Ferreries, 25 d’octubre de 20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56:59.238440993</meta:creation-date>
    <dc:date>2023-11-29T09:12:16.014021082</dc:date>
    <meta:editing-duration>PT5M6S</meta:editing-duration>
    <meta:editing-cycles>1</meta:editing-cycles>
    <meta:document-statistic meta:table-count="0" meta:image-count="0" meta:object-count="0" meta:page-count="1" meta:paragraph-count="17" meta:word-count="105" meta:character-count="578" meta:non-whitespace-character-count="490"/>
    <meta:generator>LibreOffice/7.3.7.2$Linux_X86_64 LibreOffice_project/30$Build-2</meta:generator>
  </office:meta>
</office:document-meta>
</file>